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800000417F071E37C8A2F4AD4.jpg" manifest:media-type="image/jpeg"/>
  <manifest:file-entry manifest:full-path="Pictures/100000000000016800000168EC1F0B2A540A154B.jpg" manifest:media-type="image/jpeg"/>
  <manifest:file-entry manifest:full-path="Pictures/10000201000001C2000001C231879DBE34F88730.png" manifest:media-type="image/png"/>
  <manifest:file-entry manifest:full-path="Pictures/10000000000000C8000000912E1A1E07D4EC9FB0.jpg" manifest:media-type="image/jpeg"/>
  <manifest:file-entry manifest:full-path="Pictures/10000000000000C80000007B92A83DCADF815E5E.jpg" manifest:media-type="image/jpeg"/>
  <manifest:file-entry manifest:full-path="Pictures/100000000000022200000222A3C70EEAF488A482.jpg" manifest:media-type="image/jpeg"/>
  <manifest:file-entry manifest:full-path="Pictures/100000000000015B00000154616A8DC3369C9E44.jpg" manifest:media-type="image/jpeg"/>
  <manifest:file-entry manifest:full-path="Pictures/1000000000000320000001C2AB748FD1ED8A82DA.jpg" manifest:media-type="image/jpeg"/>
  <manifest:file-entry manifest:full-path="Pictures/10000000000001EF000000C87E5363E8FD4CBEA4.gif" manifest:media-type="image/gif"/>
  <manifest:file-entry manifest:full-path="Pictures/100000000000014E000001F440A0383EE0FF6D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nit" svg:font-family="Kanit" style:font-pitch="variable"/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1.741cm" fo:min-width="24.49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2.141cm" fo:min-width="20.2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3.941cm" fo:min-width="22.001cm" fo:padding-top="0.13cm" fo:padding-bottom="0.13cm" fo:padding-left="0.25cm" fo:padding-right="0.25cm" fo:wrap-option="wrap" draw:shadow="visible" draw:shadow-offset-x="0.071cm" draw:shadow-offset-y="0.071cm" draw:shadow-color="#000000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66ff" fo:min-height="1.526cm" draw:shadow="visible" draw:shadow-offset-x="0.212cm" draw:shadow-offset-y="0.212cm" draw:shadow-color="#333333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weight="normal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Mitr SemiBold" fo:font-size="40pt" fo:letter-spacing="0.06cm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style:font-name="Mitr SemiBold" fo:font-size="40pt" fo:font-weight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P7" style:family="paragraph">
      <loext:graphic-properties draw:fill="solid" draw:fill-color="#0066ff"/>
      <style:paragraph-properties fo:text-align="center"/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style:style style:name="T1" style:family="text">
      <style:text-properties fo:color="#000000" style:text-outline="false" style:text-line-through-style="none" style:text-line-through-type="none" style:text-position="0% 100%" fo:font-size="40pt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letter-spacing="0.06cm" fo:font-style="normal" fo:text-shadow="none" style:text-underline-style="none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Roboto Black" fo:font-size="36pt" style:text-underline-style="solid" style:text-underline-width="auto" style:text-underline-color="font-color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9.999cm" svg:height="27.697cm" svg:x="1.001cm" svg:y="1cm">
          <draw:image xlink:href="Pictures/10000000000005E800000417F071E37C8A2F4AD4.jpg" xlink:type="simple" xlink:show="embed" xlink:actuate="onLoad">
            <text:p/>
          </draw:image>
        </draw:frame>
        <draw:custom-shape draw:style-name="gr2" draw:text-style-name="P3" draw:layer="layout" svg:width="24.99cm" svg:height="2cm" svg:x="7.035cm" svg:y="3.836cm">
          <text:p text:style-name="P2"><text:span text:style-name="T1">Informática Industrial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text-style-name="P1" draw:layer="layout" svg:width="5cm" svg:height="5cm" svg:x="35.145cm" svg:y="2cm">
          <draw:image xlink:href="Pictures/10000201000001C2000001C231879DBE34F88730.png" xlink:type="simple" xlink:show="embed" xlink:actuate="onLoad">
            <text:p/>
          </draw:image>
        </draw:frame>
        <draw:custom-shape draw:style-name="gr3" draw:text-style-name="P3" draw:layer="layout" svg:width="20.7cm" svg:height="2.4cm" svg:x="9.1cm" svg:y="7.1cm">
          <text:p text:style-name="P4"><text:span text:style-name="T2">Codificação e Leitur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4" draw:text-style-name="P3" draw:layer="layout" svg:width="22.5cm" svg:height="4.2cm" svg:x="11.1cm" svg:y="22cm">
          <text:p text:style-name="P4"><text:span text:style-name="T2">Código de Barras – RFID</text:span></text:p>
          <text:p text:style-name="P4"><text:span text:style-name="T2">Sistemas de Visão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5" draw:text-style-name="P5" draw:layer="layout" svg:width="5.291cm" svg:height="3.835cm" svg:x="21.009cm" svg:y="10.165cm">
          <draw:image xlink:href="Pictures/10000000000000C8000000912E1A1E07D4EC9FB0.jpg" xlink:type="simple" xlink:show="embed" xlink:actuate="onLoad">
            <text:p/>
          </draw:image>
        </draw:frame>
        <draw:frame draw:style-name="gr5" draw:text-style-name="P5" draw:layer="layout" svg:width="5.291cm" svg:height="3.253cm" svg:x="11.7cm" svg:y="17.447cm">
          <draw:image xlink:href="Pictures/10000000000000C80000007B92A83DCADF815E5E.jpg" xlink:type="simple" xlink:show="embed" xlink:actuate="onLoad">
            <text:p/>
          </draw:image>
        </draw:frame>
        <draw:frame draw:style-name="gr5" draw:text-style-name="P5" draw:layer="layout" svg:width="2.31cm" svg:height="2.31cm" svg:x="34.99cm" svg:y="22.89cm">
          <draw:image xlink:href="Pictures/100000000000022200000222A3C70EEAF488A482.jpg" xlink:type="simple" xlink:show="embed" xlink:actuate="onLoad">
            <text:p/>
          </draw:image>
        </draw:frame>
        <draw:frame draw:style-name="gr5" draw:text-style-name="P5" draw:layer="layout" svg:width="9.8cm" svg:height="5.512cm" svg:x="28cm" svg:y="15.6cm">
          <draw:image xlink:href="Pictures/1000000000000320000001C2AB748FD1ED8A82DA.jpg" xlink:type="simple" xlink:show="embed" xlink:actuate="onLoad">
            <text:p/>
          </draw:image>
        </draw:frame>
        <draw:frame draw:style-name="gr5" draw:text-style-name="P5" draw:layer="layout" svg:width="12.947cm" svg:height="5.231cm" svg:x="4.1cm" svg:y="10.64cm">
          <draw:image xlink:href="Pictures/10000000000001EF000000C87E5363E8FD4CBEA4.gif" xlink:type="simple" xlink:show="embed" xlink:actuate="onLoad">
            <text:p/>
          </draw:image>
        </draw:frame>
        <draw:frame draw:style-name="gr5" draw:text-style-name="P5" draw:layer="layout" svg:width="6.598cm" svg:height="6.465cm" svg:x="31.302cm" svg:y="8.08cm">
          <draw:image xlink:href="Pictures/100000000000015B00000154616A8DC3369C9E44.jpg" xlink:type="simple" xlink:show="embed" xlink:actuate="onLoad">
            <text:p/>
          </draw:image>
        </draw:frame>
        <draw:frame draw:style-name="gr5" draw:text-style-name="P5" draw:layer="layout" svg:width="6.2cm" svg:height="6.2cm" svg:x="19.4cm" svg:y="15.2cm">
          <draw:image xlink:href="Pictures/100000000000016800000168EC1F0B2A540A154B.jpg" xlink:type="simple" xlink:show="embed" xlink:actuate="onLoad">
            <text:p/>
          </draw:image>
        </draw:frame>
        <draw:frame draw:style-name="gr5" draw:text-style-name="P5" draw:layer="layout" svg:width="5.285cm" svg:height="7.913cm" svg:x="3.915cm" svg:y="17.587cm">
          <draw:image xlink:href="Pictures/100000000000014E000001F440A0383EE0FF6DAF.jpg" xlink:type="simple" xlink:show="embed" xlink:actuate="onLoad">
            <text:p/>
          </draw:image>
        </draw:frame>
        <draw:frame draw:style-name="gr6" draw:text-style-name="P7" draw:layer="layout" svg:width="7.2cm" svg:height="1.776cm" svg:x="32.5cm" svg:y="25.924cm">
          <draw:text-box>
            <text:p text:style-name="P6"><text:span text:style-name="T3">Saiba Ma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nit" svg:font-family="Kanit" style:font-pitch="variable"/>
    <style:font-face style:name="MS Gothic" svg:font-family="'MS Gothic'" style:font-pitch="variable"/>
    <style:font-face style:name="Mitr SemiBold" svg:font-family="'Mitr SemiBold'" style:font-pitch="variable"/>
    <style:font-face style:name="Roboto Black" svg:font-family="'Roboto Black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1:22:39.509000000</meta:creation-date>
    <dc:date>2017-05-16T17:33:58.377000000</dc:date>
    <meta:editing-duration>PT2H19M47S</meta:editing-duration>
    <meta:editing-cycles>20</meta:editing-cycles>
    <meta:generator>LibreOffice/5.2.6.2$Windows_x86 LibreOffice_project/a3100ed2409ebf1c212f5048fbe377c281438fdc</meta:generator>
    <meta:document-statistic meta:object-count="14"/>
  </office:meta>
</office:document-meta>
</file>